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181in" svg:y="1.2315in">
            <draw:object draw:notify-on-update-of-ranges="Sheet1.A1:Sheet1.A1 Sheet1.A2:Sheet1.A6 Sheet1.B1:Sheet1.B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Accent_20_2"/>
        <table:table-column table:style-name="co1" table:default-cell-style-name="Accent_20_3"/>
        <table:table-column table:style-name="co1" table:default-cell-style-name="Accent_20_2"/>
        <table:table-row table:style-name="ro1">
          <table:table-cell table:style-name="Accent_20_1" office:value-type="string" calcext:value-type="string">
            <text:p>w/c Ratio</text:p>
          </table:table-cell>
          <table:table-cell table:style-name="Accent_20_1" office:value-type="string" calcext:value-type="string">
            <text:p>f’(MPa)</text:p>
          </table:table-cell>
          <table:table-cell table:style-name="Accent_20_1" office:value-type="string" calcext:value-type="string">
            <text:p>log10(f’)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9.2" calcext:value-type="float">
            <text:p>39.2</text:p>
          </table:table-cell>
          <table:table-cell table:formula="of:=LOG10([.B2])" office:value-type="float" office:value="1.59328606702046" calcext:value-type="float">
            <text:p>1.5932860670204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.32" calcext:value-type="float">
            <text:p>30.32</text:p>
          </table:table-cell>
          <table:table-cell table:formula="of:=LOG10([.B3])" office:value-type="float" office:value="1.48172919696002" calcext:value-type="float">
            <text:p>1.48172919696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68" calcext:value-type="float">
            <text:p>22.68</text:p>
          </table:table-cell>
          <table:table-cell table:formula="of:=LOG10([.B4])" office:value-type="float" office:value="1.35564305022087" calcext:value-type="float">
            <text:p>1.3556430502208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.48" calcext:value-type="float">
            <text:p>17.48</text:p>
          </table:table-cell>
          <table:table-cell table:formula="of:=LOG10([.B5])" office:value-type="float" office:value="1.24254142829838" calcext:value-type="float">
            <text:p>1.2425414282983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.82" calcext:value-type="float">
            <text:p>11.82</text:p>
          </table:table-cell>
          <table:table-cell table:formula="of:=LOG10([.B6])" office:value-type="float" office:value="1.07261747654524" calcext:value-type="float">
            <text:p>1.07261747654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3:09:54.554133393</meta:creation-date>
    <meta:print-date>2024-11-13T23:30:15.727024196</meta:print-date>
    <meta:printed-by>PDF files</meta:printed-by>
    <dc:date>2024-11-13T23:30:30.843540271</dc:date>
    <meta:editing-duration>PT15S</meta:editing-duration>
    <meta:editing-cycles>1</meta:editing-cycles>
    <meta:document-statistic meta:table-count="1" meta:cell-count="18" meta:object-count="1"/>
    <meta:generator>LibreOffice/7.6.7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4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A6 Sheet1.B1:Sheet1.B1 Sheet1.C2:Sheet1.C6" chart:data-source-has-labels="row" svg:x="1.331cm" svg:y="0.18cm" svg:width="14.349cm" svg:height="7.659cm">
          <chart:coordinate-region svg:x="2.059cm" svg:y="0.379cm" svg:width="13.289cm" svg:height="6.813cm"/>
          <chart:axis chart:dimension="x" chart:name="primary-x" chart:style-name="ch3">
            <chart:title svg:x="7.852cm" svg:y="8.019cm" chart:style-name="ch4">
              <text:p>w/c ratio</text:p>
            </chart:title>
          </chart:axis>
          <chart:axis chart:dimension="y" chart:name="primary-y" chart:style-name="ch5">
            <chart:title svg:x="0.451cm" svg:y="6.606cm" chart:style-name="ch6">
              <text:p> log10 Compressive strength (MPa)</text:p>
            </chart:title>
            <chart:grid chart:style-name="ch7" chart:class="major"/>
          </chart:axis>
          <chart:series chart:style-name="ch8" chart:values-cell-range-address="Sheet1.C2:Sheet1.C6" chart:label-cell-address="Sheet1.B1:Sheet1.B1" chart:class="chart:scatter">
            <chart:domain table:cell-range-address="Sheet1.A2:Sheet1.A6"/>
            <chart:regression-curve chart:style-name="ch9">
              <chart:equation chart:display-equation="true" chart:display-r-square="false" svg:x="0.435cm" svg:y="8.145cm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’(MPa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A2:Sheet1.A6</svg:desc>
                </draw:g>
              </table:table-cell>
              <table:table-cell office:value-type="float" office:value="1.59328606702046">
                <text:p>1.59328606702046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48172919696002">
                <text:p>1.48172919696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.35564305022087">
                <text:p>1.35564305022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1.24254142829838">
                <text:p>1.24254142829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.07261747654524">
                <text:p>1.07261747654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